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PropertyName.DavPropertyName( String name , Namespace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vPropertyName.createFromXml( Element name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vPropertyNam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.crea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vPropertyNam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PropertyName.create( String name , Namespace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vPropertyName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